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P3" style:family="paragraph" style:parent-style-name="Standard">
      <style:paragraph-properties fo:text-align="center" style:justify-single-word="false"/>
      <style:text-properties fo:font-size="10pt"/>
    </style:style>
    <style:style style:name="P4" style:family="paragraph" style:parent-style-name="Standard">
      <style:paragraph-properties fo:text-align="start" style:justify-single-word="false"/>
      <style:text-properties fo:font-size="10pt"/>
    </style:style>
    <style:style style:name="P5" style:family="paragraph" style:parent-style-name="Standard">
      <style:paragraph-properties fo:text-align="start" style:justify-single-word="false"/>
      <style:text-properties fo:font-size="12pt" officeooo:paragraph-rsid="000487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 death and other things</text:p>
      <text:p text:style-name="P3">(personal opinions on death and life by Emaleth)</text:p>
      <text:p text:style-name="P3"/>
      <text:p text:style-name="P4"/>
      <text:p text:style-name="P4"/>
      <text:p text:style-name="P5">In this difficult time many of us had to confront desolating topic of death, not to mention those who “opportunity” to see the ugly, not at all romantic side of it... Because yes, even the minority of people who tought about theire own death before, has some sort of romantic delusion, where they would welcome death in similar fashion as a greate hero of some book of a movie... Yeah... no, thats not how it usually works, sorry. Death, while at times a relief, is always a tragedy. Humanity tried, and still tries to avoid or at least delay it since the beginnig ot times. While some have opinion about this to be unnatural - it is only natural for any living creature to do whatever neccesary to keep living, to remain in that state for as long as possible. </text:p>
      <text:p text:style-name="P5">But all this doesn’t mean we shouldnt be thinking about it. On the oppisite, we should, we should be preppared, we should make sure to the best of our possibility that if we were to die in any given moment we would be... im not gonna say ok with it but more something along the lines of not having regrest. Not making life of those dear to us more difficult than they inevitably will become by the sole fact of emotional sress.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6T18:09:11.967353955</meta:creation-date>
    <dc:date>2021-03-06T18:19:49.493549953</dc:date>
    <meta:editing-duration>PT27S</meta:editing-duration>
    <meta:editing-cycles>1</meta:editing-cycles>
    <meta:document-statistic meta:table-count="0" meta:image-count="0" meta:object-count="0" meta:page-count="1" meta:paragraph-count="4" meta:word-count="235" meta:character-count="1266" meta:non-whitespace-character-count="1032"/>
    <meta:generator>LibreOffice/7.1.0.3$Linux_X86_64 LibreOffice_project/10$Build-3</meta:generator>
  </office:meta>
</office:document-meta>
</file>